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CC"/>
    </style:style>
    <style:style style:name="ce3" style:family="table-cell" style:parent-style-name="Default" style:data-style-name="N0">
      <style:text-properties style:font-name="ＭＳ Ｐゴシック" style:font-name-asian="ＭＳ Ｐゴシック" style:font-name-complex="ＭＳ Ｐゴシック" style:font-family-generic="modern"/>
    </style:style>
    <style:style style:name="ce4" style:family="table-cell" style:parent-style-name="Default" style:data-style-name="N0">
      <style:table-cell-properties fo:background-color="#DDEBF7"/>
      <style:text-properties style:font-name="ＭＳ Ｐゴシック" style:font-name-asian="ＭＳ Ｐゴシック" style:font-name-complex="ＭＳ Ｐゴシック" style:font-family-generic="modern"/>
    </style:style>
    <style:style style:name="ce5" style:family="table-cell" style:parent-style-name="Default" style:data-style-name="N0">
      <style:table-cell-properties fo:background-color="#CCFFCC"/>
      <style:text-properties style:font-name="ＭＳ Ｐゴシック" style:font-name-asian="ＭＳ Ｐゴシック" style:font-name-complex="ＭＳ Ｐゴシック" style:font-family-generic="modern"/>
    </style:style>
    <style:style style:name="ce6" style:family="table-cell" style:parent-style-name="Default" style:data-style-name="N0">
      <style:table-cell-properties fo:background-color="transparent"/>
      <style:text-properties style:font-name="ＭＳ Ｐゴシック" style:font-name-asian="ＭＳ Ｐゴシック" style:font-name-complex="ＭＳ Ｐゴシック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365625cm" style:use-optimal-column-width="true"/>
    </style:style>
    <style:style style:name="co2" style:family="table-column">
      <style:table-column-properties fo:break-before="auto" style:column-width="8.36083333333333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65729166666667cm" style:use-optimal-column-width="true"/>
    </style:style>
    <style:style style:name="co5" style:family="table-column">
      <style:table-column-properties fo:break-before="auto" style:column-width="11.5358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勤務時間情報更新SQ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トランザクションスタート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ruby text:style-name="ru1"><text:ruby-base>削除</text:ruby-base><text:ruby-text text:style-name="T3">サクジョ</text:ruby-text></text:ruby></text:p>
          </table:table-cell>
          <table:table-cell office:value-type="string" table:style-name="ce5">
            <text:p><text:ruby text:style-name="ru1"><text:ruby-base>削除</text:ruby-base><text:ruby-text text:style-name="T3">サクジョ</text:ruby-text></text:ruby><text:ruby text:style-name="ru1"><text:ruby-base>対象</text:ruby-base><text:ruby-text text:style-name="T3">タイショウ</text:ruby-text></text:ruby>テーブ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">
            <text:p><text:ruby text:style-name="ru1"><text:ruby-base>勤怠</text:ruby-base><text:ruby-text text:style-name="T3">キンタイ</text:ruby-text></text:ruby>テーブ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<text:ruby text:style-name="ru1"><text:ruby-base>削除</text:ruby-base><text:ruby-text text:style-name="T3">サクジョ</text:ruby-text></text:ruby><text:ruby text:style-name="ru1"><text:ruby-base>条件</text:ruby-base><text:ruby-text text:style-name="T3">ジョウケン</text:ruby-text></text:ruby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pan text:style-name="T2">勤怠テーブル</text:span>.<text:span text:style-name="T2">ユーザー</text:span>ID =<text:s/><text:ruby text:style-name="ru1"><text:ruby-base><text:span text:style-name="T2">引数</text:span></text:ruby-base><text:ruby-text text:style-name="T3">ヒキスウ</text:ruby-text></text:ruby>:<text:span text:style-name="T2">ユーザーID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ruby text:style-name="ru1"><text:ruby-base>追加</text:ruby-base><text:ruby-text text:style-name="T3">ツイカ</text:ruby-text></text:ruby></text:p>
          </table:table-cell>
          <table:table-cell office:value-type="string" table:style-name="ce5">
            <text:p><text:ruby text:style-name="ru1"><text:ruby-base>追加</text:ruby-base><text:ruby-text text:style-name="T3">ツイカ</text:ruby-text></text:ruby><text:ruby text:style-name="ru1"><text:ruby-base>対象</text:ruby-base><text:ruby-text text:style-name="T3">タイショウ</text:ruby-text></text:ruby>テーブ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">
            <text:p><text:ruby text:style-name="ru1"><text:ruby-base>勤怠</text:ruby-base><text:ruby-text text:style-name="T3">キンタイ</text:ruby-text></text:ruby>テーブ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<text:ruby text:style-name="ru1"><text:ruby-base>追加</text:ruby-base><text:ruby-text text:style-name="T3">ツイカ</text:ruby-text></text:ruby>データ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6">
            <text:p><text:ruby text:style-name="ru1"><text:ruby-base>引数</text:ruby-base><text:ruby-text text:style-name="T3">ヒキスウ</text:ruby-text></text:ruby>:<text:ruby text:style-name="ru1"><text:ruby-base>勤怠</text:ruby-base><text:ruby-text text:style-name="T3">キンタイ</text:ruby-text></text:ruby><text:ruby text:style-name="ru1"><text:ruby-base>情報</text:ruby-base><text:ruby-text text:style-name="T3">ジョウホウ</text:ruby-text></text:ruby>リス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コミット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勤務時間取得SQL" table:style-name="ta2">
        <table:table-column table:style-name="co4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text:p>select句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勤怠マスタ.勤務開始時間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勤怠マスタ.勤務終了時間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勤怠マスタ.休憩時間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om句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勤怠マス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ere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pan text:style-name="T2">勤怠マスタ</text:span>.<text:span text:style-name="T2">ユーザー</text:span>ID =<text:s/><text:span text:style-name="T2">引数</text:span>:<text:span text:style-name="T2">ユーザー</text:span>ID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  <table:table table:name="ログインフラグ更新SQL" table:style-name="ta3">
        <table:table-column table:style-name="co5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text:p>更新対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ログインフラグ = 引数：ログイン状態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更新テーブル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条件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ユーザーID = 引数:ユーザー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削除フラグ = 0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ユーザー情報取得SQL" table:style-name="ta4">
        <table:table-column table:style-name="co4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text:p>select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ユーザー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パスワー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権限マスタ.権限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om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権限マス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ere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ユーザーID = 引数:ユーザー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権限ID = 権限マスタ.権限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削除フラグ = 0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984251968503937in" fo:margin-right="0.98425196850393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984251968503937in" fo:margin-right="0.984251968503937in" fo:margin-bottom="0in"/>
      </style:header-style>
      <style:footer-style>
        <style:header-footer-properties fo:min-height="0.47244094488189in" fo:margin-left="0.984251968503937in" fo:margin-right="0.984251968503937in" fo:margin-top="0in"/>
      </style:footer-style>
    </style:page-layout>
    <style:page-layout style:name="pm2">
      <style:page-layout-properties fo:margin-top="0.5in" fo:margin-bottom="0.5in" fo:margin-left="1in" fo:margin-right="1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1in" fo:margin-right="1in" fo:margin-bottom="0in"/>
      </style:header-style>
      <style:footer-style>
        <style:header-footer-properties fo:min-height="0.5in" fo:margin-left="1in" fo:margin-right="1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yousuke saiki</dc:creator>
    <meta:creation-date>2019-11-04T15:21:55Z</meta:creation-date>
    <dc:date>2019-11-16T23:35:21Z</dc:date>
    <meta:print-date>2019-11-16T23:35:09Z</meta:print-date>
    <meta:editing-cycles>8</meta:editing-cycles>
    <meta:editing-duration>PT32073S</meta:editing-duration>
    <meta:user-defined meta:name="WorkbookGuid">d9472a09-4da2-4b24-8863-83ad3f45981c</meta:user-defined>
  </office:meta>
</office:document-meta>
</file>